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2.646cm" style:use-optimal-column-width="false" fo:break-before="auto"/>
    </style:style>
    <style:style style:family="table-column" style:name="co3">
      <style:table-column-properties style:column-width="2.54cm" style:use-optimal-column-width="false" fo:break-before="auto"/>
    </style:style>
    <style:style style:family="table-column" style:name="co4">
      <style:table-column-properties style:column-width="2.196cm" style:use-optimal-column-width="false" fo:break-before="auto"/>
    </style:style>
    <style:style style:family="table-column" style:name="co5">
      <style:table-column-properties style:column-width="4.63cm" style:use-optimal-column-width="false" fo:break-before="auto"/>
    </style:style>
    <style:style style:family="table-column" style:name="co6">
      <style:table-column-properties style:column-width="1.429cm" style:use-optimal-column-width="false" fo:break-before="auto"/>
    </style:style>
    <style:style style:family="table-column" style:name="co7">
      <style:table-column-properties style:column-width="0.8996cm" style:use-optimal-column-width="false" fo:break-before="auto"/>
    </style:style>
    <style:style style:family="table-column" style:name="co8">
      <style:table-column-properties style:column-width="3.969cm" style:use-optimal-column-width="false" fo:break-before="auto"/>
    </style:style>
    <style:style style:family="table-column" style:name="co9">
      <style:table-column-properties style:column-width="0.8996cm" style:use-optimal-column-width="false" fo:break-before="auto"/>
    </style:style>
    <style:style style:family="table-column" style:name="co10">
      <style:table-column-properties style:column-width="1.376cm" style:use-optimal-column-width="false" fo:break-before="auto"/>
    </style:style>
    <style:style style:family="table-column" style:name="co11">
      <style:table-column-properties style:column-width="1.508cm" style:use-optimal-column-width="false" fo:break-before="auto"/>
    </style:style>
    <style:style style:family="table-column" style:name="co12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able-row" style:name="ro95">
      <style:table-row-properties style:row-height="12.75pt" style:use-optimal-row-height="false" fo:break-before="auto"/>
    </style:style>
    <style:style style:family="table-row" style:name="ro96">
      <style:table-row-properties style:row-height="12.75pt" style:use-optimal-row-height="false" fo:break-before="auto"/>
    </style:style>
    <style:style style:family="table-row" style:name="ro97">
      <style:table-row-properties style:row-height="12.75pt" style:use-optimal-row-height="false" fo:break-before="auto"/>
    </style:style>
    <style:style style:family="table-row" style:name="ro98">
      <style:table-row-properties style:row-height="12.75pt" style:use-optimal-row-height="false" fo:break-before="auto"/>
    </style:style>
    <style:style style:family="table-row" style:name="ro99">
      <style:table-row-properties style:row-height="12.6pt" style:use-optimal-row-height="false" fo:break-before="auto"/>
    </style:style>
    <style:style style:family="table-row" style:name="ro100">
      <style:table-row-properties style:row-height="13.4pt" style:use-optimal-row-height="false" fo:break-before="auto"/>
    </style:style>
    <style:style style:family="table-row" style:name="ro101">
      <style:table-row-properties style:row-height="13.45pt" style:use-optimal-row-height="false" fo:break-before="auto"/>
    </style:style>
    <style:style style:family="table-row" style:name="ro102">
      <style:table-row-properties style:row-height="13.45pt" style:use-optimal-row-height="false" fo:break-before="auto"/>
    </style:style>
    <style:style style:family="table-row" style:name="ro103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number-columns-repeated="1016" table:style-name="co9" table:default-cell-style-name="ce5"/>
        <table:table-column table:number-columns-repeated="101" table:style-name="co10" table:default-cell-style-name="ce5"/>
        <table:table-column table:style-name="co11" table:default-cell-style-name="ce5"/>
        <table:table-column table:number-columns-repeated="100" table:style-name="co12" table:default-cell-style-name="Default"/>
        <table:table-column table:style-name="co1" table:default-cell-style-name="Default"/>
        <table:table-row table:style-name="ro2">
          <table:table-cell table:style-name="ce6"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6" office:value-type="date" office:date-value="2022-03-09"/>
          <table:table-cell table:style-name="ce7" office:value-type="time" office:time-value="PT14H00M00S"/>
          <table:table-cell table:style-name="ce7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7" table:formula="of:=[.C2]-[.B2]" office:value-type="time" office:time-value="PT00H30M00S"/>
          <table:table-cell/>
          <table:table-cell table:style-name="ce8" table:formula="of:=SUM([.E:.E])*24" office:value-type="float" office:value="135.96527777777777">
            <text:p>135.96527777777777</text:p>
          </table:table-cell>
          <table:table-cell table:number-columns-repeated="1024"/>
        </table:table-row>
        <table:table-row table:style-name="ro4">
          <table:table-cell table:style-name="ce6" office:value-type="date" office:date-value="2022-03-14"/>
          <table:table-cell table:style-name="ce7" office:value-type="time" office:time-value="PT15H45M00S"/>
          <table:table-cell table:style-name="ce7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7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6" office:value-type="date" office:date-value="2022-03-14"/>
          <table:table-cell table:style-name="ce7" office:value-type="time" office:time-value="PT16H20M00S"/>
          <table:table-cell table:style-name="ce7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7" table:formula="of:=[.C4]-[.B4]" office:value-type="time" office:time-value="PT01H10M00S"/>
          <table:table-cell/>
          <table:table-cell table:style-name="ce9"/>
          <table:table-cell table:number-columns-repeated="1024"/>
        </table:table-row>
        <table:table-row table:style-name="ro6">
          <table:table-cell table:style-name="ce6" office:value-type="date" office:date-value="2022-03-20"/>
          <table:table-cell table:style-name="ce7" office:value-type="time" office:time-value="PT15H19M59S"/>
          <table:table-cell table:style-name="ce7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7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6" office:value-type="date" office:date-value="2022-03-20"/>
          <table:table-cell table:style-name="ce7" office:value-type="time" office:time-value="PT16H25M00S"/>
          <table:table-cell table:style-name="ce7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7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6" office:value-type="date" office:date-value="2022-03-20"/>
          <table:table-cell table:style-name="ce7" office:value-type="time" office:time-value="PT17H40M00S"/>
          <table:table-cell table:style-name="ce7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7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6" office:value-type="date" office:date-value="2022-03-21"/>
          <table:table-cell table:style-name="ce7" office:value-type="time" office:time-value="PT10H55M00S"/>
          <table:table-cell table:style-name="ce7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7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6" office:value-type="date" office:date-value="2022-03-21"/>
          <table:table-cell table:style-name="ce7" office:value-type="time" office:time-value="PT15H30M00S"/>
          <table:table-cell table:style-name="ce7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7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6" office:value-type="date" office:date-value="2022-03-22"/>
          <table:table-cell table:style-name="ce7" office:value-type="time" office:time-value="PT15H00M00S"/>
          <table:table-cell table:style-name="ce7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7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6" office:value-type="date" office:date-value="2022-03-23"/>
          <table:table-cell table:style-name="ce7" office:value-type="time" office:time-value="PT13H55M00S"/>
          <table:table-cell table:style-name="ce7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7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6" office:value-type="date" office:date-value="2022-03-23"/>
          <table:table-cell table:style-name="ce7" office:value-type="time" office:time-value="PT19H20M00S"/>
          <table:table-cell table:style-name="ce7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7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6" office:value-type="date" office:date-value="2022-03-24"/>
          <table:table-cell table:style-name="ce7" office:value-type="time" office:time-value="PT16H49M59S"/>
          <table:table-cell table:style-name="ce7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7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6" office:value-type="date" office:date-value="2022-03-25"/>
          <table:table-cell table:style-name="ce7" office:value-type="time" office:time-value="PT15H30M00S"/>
          <table:table-cell table:style-name="ce7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7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6" office:value-type="date" office:date-value="2022-03-31"/>
          <table:table-cell table:style-name="ce7" office:value-type="time" office:time-value="PT14H10M00S"/>
          <table:table-cell table:style-name="ce7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7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6" office:value-type="date" office:date-value="2022-04-10"/>
          <table:table-cell table:style-name="ce7" office:value-type="time" office:time-value="PT17H10M00S"/>
          <table:table-cell table:style-name="ce7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7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6" office:value-type="date" office:date-value="2022-04-11"/>
          <table:table-cell table:style-name="ce7" office:value-type="time" office:time-value="PT20H20M00S"/>
          <table:table-cell table:style-name="ce7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7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6" office:value-type="date" office:date-value="2022-04-13"/>
          <table:table-cell table:style-name="ce7" office:value-type="time" office:time-value="PT11H00M00S"/>
          <table:table-cell table:style-name="ce7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7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6" office:value-type="date" office:date-value="2022-04-14"/>
          <table:table-cell table:style-name="ce7" office:value-type="time" office:time-value="PT10H25M00S"/>
          <table:table-cell table:style-name="ce7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7" table:formula="of:=[.C19]-[.B19]" office:value-type="time" office:time-value="PT03H30M00S"/>
          <table:table-cell table:style-name="ce7"/>
          <table:table-cell table:number-columns-repeated="1024"/>
        </table:table-row>
        <table:table-row table:style-name="ro21">
          <table:table-cell table:style-name="ce6" office:value-type="date" office:date-value="2022-04-15"/>
          <table:table-cell table:style-name="ce7" office:value-type="time" office:time-value="PT11H40M00S"/>
          <table:table-cell table:style-name="ce7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7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6" office:value-type="date" office:date-value="2022-04-16"/>
          <table:table-cell table:style-name="ce7" office:value-type="time" office:time-value="PT11H00M00S"/>
          <table:table-cell table:style-name="ce7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7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6" office:value-type="date" office:date-value="2022-04-16"/>
          <table:table-cell table:style-name="ce7" office:value-type="time" office:time-value="PT12H30M00S"/>
          <table:table-cell table:style-name="ce7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7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6" office:value-type="date" office:date-value="2022-04-16"/>
          <table:table-cell table:style-name="ce7" office:value-type="time" office:time-value="PT16H00M00S"/>
          <table:table-cell table:style-name="ce7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7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6" office:value-type="date" office:date-value="2022-04-17"/>
          <table:table-cell table:style-name="ce7" office:value-type="time" office:time-value="PT14H45M00S"/>
          <table:table-cell table:style-name="ce7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7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6" office:value-type="date" office:date-value="2022-04-17"/>
          <table:table-cell table:style-name="ce7" office:value-type="time" office:time-value="PT16H00M00S"/>
          <table:table-cell table:style-name="ce7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7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6" office:value-type="date" office:date-value="2022-04-17"/>
          <table:table-cell table:style-name="ce7" office:value-type="time" office:time-value="PT20H15M00S"/>
          <table:table-cell table:style-name="ce7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7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6" office:value-type="date" office:date-value="2022-04-18"/>
          <table:table-cell table:style-name="ce7" office:value-type="time" office:time-value="PT14H30M00S"/>
          <table:table-cell table:style-name="ce7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7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6" office:value-type="date" office:date-value="2022-04-19"/>
          <table:table-cell table:style-name="ce7" office:value-type="time" office:time-value="PT13H45M00S"/>
          <table:table-cell table:style-name="ce7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7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6" office:value-type="date" office:date-value="2022-04-19"/>
          <table:table-cell table:style-name="ce7" office:value-type="time" office:time-value="PT19H50M00S"/>
          <table:table-cell table:style-name="ce7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7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6" office:value-type="date" office:date-value="2022-04-20"/>
          <table:table-cell table:style-name="ce7" office:value-type="time" office:time-value="PT17H10M00S"/>
          <table:table-cell table:style-name="ce7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7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6" office:value-type="date" office:date-value="2022-04-21"/>
          <table:table-cell table:style-name="ce7" office:value-type="time" office:time-value="PT13H30M00S"/>
          <table:table-cell table:style-name="ce7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7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6" office:value-type="date" office:date-value="2022-04-21"/>
          <table:table-cell table:style-name="ce7" office:value-type="time" office:time-value="PT16H20M00S"/>
          <table:table-cell table:style-name="ce7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7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6" office:value-type="date" office:date-value="2022-04-23"/>
          <table:table-cell table:style-name="ce7" office:value-type="time" office:time-value="PT18H45M00S"/>
          <table:table-cell table:style-name="ce7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7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6" office:value-type="date" office:date-value="2022-04-24"/>
          <table:table-cell table:style-name="ce7" office:value-type="time" office:time-value="PT18H35M00S"/>
          <table:table-cell table:style-name="ce7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7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6" office:value-type="date" office:date-value="2022-04-25"/>
          <table:table-cell table:style-name="ce7" office:value-type="time" office:time-value="PT18H00M00S"/>
          <table:table-cell table:style-name="ce7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7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6" office:value-type="date" office:date-value="2022-04-26"/>
          <table:table-cell table:style-name="ce7" office:value-type="time" office:time-value="PT19H20M00S"/>
          <table:table-cell table:style-name="ce7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7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6" office:value-type="date" office:date-value="2022-04-27"/>
          <table:table-cell table:style-name="ce7" office:value-type="time" office:time-value="PT18H45M00S"/>
          <table:table-cell table:style-name="ce7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7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6" office:value-type="date" office:date-value="2022-04-27"/>
          <table:table-cell table:style-name="ce7" office:value-type="time" office:time-value="PT21H30M00S"/>
          <table:table-cell table:style-name="ce7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7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6" office:value-type="date" office:date-value="2022-04-28"/>
          <table:table-cell table:style-name="ce7" office:value-type="time" office:time-value="PT19H20M00S"/>
          <table:table-cell table:style-name="ce7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7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6" office:value-type="date" office:date-value="2022-04-28"/>
          <table:table-cell table:style-name="ce7" office:value-type="time" office:time-value="PT19H50M00S"/>
          <table:table-cell table:style-name="ce7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7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6" office:value-type="date" office:date-value="2022-04-28"/>
          <table:table-cell table:style-name="ce7" office:value-type="time" office:time-value="PT20H40M00S"/>
          <table:table-cell table:style-name="ce7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7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6" office:value-type="date" office:date-value="2022-04-29"/>
          <table:table-cell table:style-name="ce7" office:value-type="time" office:time-value="PT14H05M00S"/>
          <table:table-cell table:style-name="ce7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7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6" office:value-type="date" office:date-value="2022-04-29"/>
          <table:table-cell table:style-name="ce7" office:value-type="time" office:time-value="PT16H49M59S"/>
          <table:table-cell table:style-name="ce7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7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6" office:value-type="date" office:date-value="2022-05-01"/>
          <table:table-cell table:style-name="ce7" office:value-type="time" office:time-value="PT17H40M00S"/>
          <table:table-cell table:style-name="ce7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7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6" office:value-type="date" office:date-value="2022-05-01"/>
          <table:table-cell table:style-name="ce7" office:value-type="time" office:time-value="PT22H14M00S"/>
          <table:table-cell table:style-name="ce7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7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6" office:value-type="date" office:date-value="2022-05-02"/>
          <table:table-cell table:style-name="ce7" office:value-type="time" office:time-value="PT18H49M00S"/>
          <table:table-cell table:style-name="ce7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7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6" office:value-type="date" office:date-value="2022-05-03"/>
          <table:table-cell table:style-name="ce7" office:value-type="time" office:time-value="PT18H15M00S"/>
          <table:table-cell table:style-name="ce7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7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6" office:value-type="date" office:date-value="2022-05-03"/>
          <table:table-cell table:style-name="ce7" office:value-type="time" office:time-value="PT21H00M00S"/>
          <table:table-cell table:style-name="ce7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7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6" office:value-type="date" office:date-value="2022-05-03"/>
          <table:table-cell table:style-name="ce7" office:value-type="time" office:time-value="PT21H20M00S"/>
          <table:table-cell table:style-name="ce7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7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6" office:value-type="date" office:date-value="2022-05-04"/>
          <table:table-cell table:style-name="ce7" office:value-type="time" office:time-value="PT00H30M00S"/>
          <table:table-cell table:style-name="ce7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7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6" office:value-type="date" office:date-value="2022-05-04"/>
          <table:table-cell table:style-name="ce7" office:value-type="time" office:time-value="PT18H10M00S"/>
          <table:table-cell table:style-name="ce7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7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6" office:value-type="date" office:date-value="2022-05-04"/>
          <table:table-cell table:style-name="ce7" office:value-type="time" office:time-value="PT21H00M00S"/>
          <table:table-cell table:style-name="ce7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7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6" office:value-type="date" office:date-value="2022-05-06"/>
          <table:table-cell table:style-name="ce7" office:value-type="time" office:time-value="PT00H30M00S"/>
          <table:table-cell table:style-name="ce7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7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6" office:value-type="date" office:date-value="2022-05-06"/>
          <table:table-cell table:style-name="ce7" office:value-type="time" office:time-value="PT21H05M00S"/>
          <table:table-cell table:style-name="ce7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7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6" office:value-type="date" office:date-value="2022-05-07"/>
          <table:table-cell table:style-name="ce7" office:value-type="time" office:time-value="PT10H10M00S"/>
          <table:table-cell table:style-name="ce7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7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6" office:value-type="date" office:date-value="2022-05-07"/>
          <table:table-cell table:style-name="ce7" office:value-type="time" office:time-value="PT10H55M00S"/>
          <table:table-cell table:style-name="ce7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7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6" office:value-type="date" office:date-value="2022-05-07"/>
          <table:table-cell table:style-name="ce7" office:value-type="time" office:time-value="PT12H40M00S"/>
          <table:table-cell table:style-name="ce7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7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6" office:value-type="date" office:date-value="2022-05-07"/>
          <table:table-cell table:style-name="ce7" office:value-type="time" office:time-value="PT15H46M00S"/>
          <table:table-cell table:style-name="ce7" office:value-type="time" office:time-value="PT17H40M00S"/>
          <table:table-cell office:value-type="string">
            <text:p><text:span text:style-name="T62">Ads CUD</text:span></text:p>
          </table:table-cell>
          <table:table-cell table:style-name="ce7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6" office:value-type="date" office:date-value="2022-05-08"/>
          <table:table-cell table:style-name="ce7" office:value-type="time" office:time-value="PT16H40M00S"/>
          <table:table-cell table:style-name="ce7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7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6" office:value-type="date" office:date-value="2022-05-08"/>
          <table:table-cell table:style-name="ce7" office:value-type="time" office:time-value="PT20H50M00S"/>
          <table:table-cell table:style-name="ce7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7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6" office:value-type="date" office:date-value="2022-05-08"/>
          <table:table-cell table:style-name="ce7" office:value-type="time" office:time-value="PT22H15M00S"/>
          <table:table-cell table:style-name="ce7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7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6" office:value-type="date" office:date-value="2022-05-09"/>
          <table:table-cell table:style-name="ce7" office:value-type="time" office:time-value="PT01H50M00S"/>
          <table:table-cell table:style-name="ce7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7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6" office:value-type="date" office:date-value="2022-05-09"/>
          <table:table-cell table:style-name="ce7" office:value-type="time" office:time-value="PT19H30M00S"/>
          <table:table-cell table:style-name="ce7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7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6" office:value-type="date" office:date-value="2022-05-10"/>
          <table:table-cell table:style-name="ce7" office:value-type="time" office:time-value="PT00H00M00S"/>
          <table:table-cell table:style-name="ce7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7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6" office:value-type="date" office:date-value="2022-05-10"/>
          <table:table-cell table:style-name="ce7" office:value-type="time" office:time-value="PT03H00M00S"/>
          <table:table-cell table:style-name="ce7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7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6" office:value-type="date" office:date-value="2022-05-10"/>
          <table:table-cell table:style-name="ce7" office:value-type="time" office:time-value="PT11H55M00S"/>
          <table:table-cell table:style-name="ce7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7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6" office:value-type="date" office:date-value="2022-05-10"/>
          <table:table-cell table:style-name="ce7" office:value-type="time" office:time-value="PT12H45M00S"/>
          <table:table-cell table:style-name="ce7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7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6" office:value-type="date" office:date-value="2022-05-10"/>
          <table:table-cell table:style-name="ce7" office:value-type="time" office:time-value="PT18H42M00S"/>
          <table:table-cell table:style-name="ce7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7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6" office:value-type="date" office:date-value="2022-05-11"/>
          <table:table-cell table:style-name="ce7" office:value-type="time" office:time-value="PT16H55M00S"/>
          <table:table-cell table:style-name="ce7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7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6" office:value-type="date" office:date-value="2022-05-13"/>
          <table:table-cell table:style-name="ce7" office:value-type="time" office:time-value="PT01H15M00S"/>
          <table:table-cell table:style-name="ce7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7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6" office:value-type="date" office:date-value="2022-05-13"/>
          <table:table-cell table:style-name="ce7" office:value-type="time" office:time-value="PT01H54M59S"/>
          <table:table-cell table:style-name="ce7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7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6" office:value-type="date" office:date-value="2022-05-13"/>
          <table:table-cell table:style-name="ce7" office:value-type="time" office:time-value="PT02H20M00S"/>
          <table:table-cell table:style-name="ce7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7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6" office:value-type="date" office:date-value="2022-05-13"/>
          <table:table-cell table:style-name="ce7" office:value-type="time" office:time-value="PT04H05M00S"/>
          <table:table-cell table:style-name="ce7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7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6" office:value-type="date" office:date-value="2022-05-20"/>
          <table:table-cell table:style-name="ce7" office:value-type="time" office:time-value="PT20H50M00S"/>
          <table:table-cell table:style-name="ce7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7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6" office:value-type="date" office:date-value="2022-05-21"/>
          <table:table-cell table:style-name="ce7" office:value-type="time" office:time-value="PT18H19M59S"/>
          <table:table-cell table:style-name="ce7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7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6" office:value-type="date" office:date-value="2022-05-21"/>
          <table:table-cell table:style-name="ce7" office:value-type="time" office:time-value="PT19H40M00S"/>
          <table:table-cell table:style-name="ce7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7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6" office:value-type="date" office:date-value="2022-05-22"/>
          <table:table-cell table:style-name="ce7" office:value-type="time" office:time-value="PT17H50M00S"/>
          <table:table-cell table:style-name="ce7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7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6" office:value-type="date" office:date-value="2022-05-22"/>
          <table:table-cell table:style-name="ce7" office:value-type="time" office:time-value="PT18H40M00S"/>
          <table:table-cell table:style-name="ce7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7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6" office:value-type="date" office:date-value="2022-05-23"/>
          <table:table-cell table:style-name="ce7" office:value-type="time" office:time-value="PT17H00M00S"/>
          <table:table-cell table:style-name="ce7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7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6" office:value-type="date" office:date-value="2022-05-23"/>
          <table:table-cell table:style-name="ce7" office:value-type="time" office:time-value="PT18H40M00S"/>
          <table:table-cell table:style-name="ce7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7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6" office:value-type="date" office:date-value="2022-05-25"/>
          <table:table-cell table:style-name="ce7" office:value-type="time" office:time-value="PT15H40M00S"/>
          <table:table-cell table:style-name="ce7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7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6" office:value-type="date" office:date-value="2022-05-25"/>
          <table:table-cell table:style-name="ce7" office:value-type="time" office:time-value="PT17H20M00S"/>
          <table:table-cell table:style-name="ce7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7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6" office:value-type="date" office:date-value="2022-05-25"/>
          <table:table-cell table:style-name="ce7" office:value-type="time" office:time-value="PT19H20M00S"/>
          <table:table-cell table:style-name="ce7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7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6" office:value-type="date" office:date-value="2022-05-27"/>
          <table:table-cell table:style-name="ce7" office:value-type="time" office:time-value="PT20H30M00S"/>
          <table:table-cell table:style-name="ce7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7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6" office:value-type="date" office:date-value="2022-05-30"/>
          <table:table-cell table:style-name="ce7" office:value-type="time" office:time-value="PT15H19M59S"/>
          <table:table-cell table:style-name="ce7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7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6" office:value-type="date" office:date-value="2022-05-30"/>
          <table:table-cell table:style-name="ce7" office:value-type="time" office:time-value="PT18H50M00S"/>
          <table:table-cell table:style-name="ce7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7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6" office:value-type="date" office:date-value="2022-05-30"/>
          <table:table-cell table:style-name="ce7" office:value-type="time" office:time-value="PT20H50M00S"/>
          <table:table-cell table:style-name="ce7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7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6" office:value-type="date" office:date-value="2022-05-30"/>
          <table:table-cell table:style-name="ce7" office:value-type="time" office:time-value="PT21H40M00S"/>
          <table:table-cell table:style-name="ce7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7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6" office:value-type="date" office:date-value="2022-06-03"/>
          <table:table-cell table:style-name="ce7" office:value-type="time" office:time-value="PT11H35M00S"/>
          <table:table-cell table:style-name="ce7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7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6" office:value-type="date" office:date-value="2022-06-03"/>
          <table:table-cell table:style-name="ce7" office:value-type="time" office:time-value="PT13H49M59S"/>
          <table:table-cell table:style-name="ce7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7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6" office:value-type="date" office:date-value="2022-06-03"/>
          <table:table-cell table:style-name="ce7" office:value-type="time" office:time-value="PT15H50M00S"/>
          <table:table-cell table:style-name="ce7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7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6" office:value-type="date" office:date-value="2022-06-03"/>
          <table:table-cell table:style-name="ce7" office:value-type="time" office:time-value="PT21H20M00S"/>
          <table:table-cell table:style-name="ce7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7" table:formula="of:=[.C92]-[.B92]" office:value-type="time" office:time-value="PT02H15M00S"/>
          <table:table-cell table:number-columns-repeated="1024"/>
        </table:table-row>
        <table:table-row table:style-name="ro94">
          <table:table-cell office:value-type="date" office:date-value="2022-06-04"/>
          <table:table-cell table:style-name="ce10" office:value-type="time" office:time-value="PT14H30M00S"/>
          <table:table-cell table:number-columns-repeated="2"/>
          <table:table-cell table:style-name="ce7" table:formula="of:=[.C93]-[.B93]" office:value-type="time" office:time-value="PT0-14H0-30M00S"/>
          <table:table-cell table:number-columns-repeated="1024"/>
        </table:table-row>
        <table:table-row table:style-name="ro95">
          <table:table-cell table:number-columns-repeated="4"/>
          <table:table-cell table:style-name="ce7" table:formula="of:=[.C94]-[.B94]" office:value-type="time" office:time-value="PT00H00M00S"/>
          <table:table-cell table:number-columns-repeated="1024"/>
        </table:table-row>
        <table:table-row table:style-name="ro96">
          <table:table-cell table:number-columns-repeated="4"/>
          <table:table-cell table:style-name="ce7" table:formula="of:=[.C95]-[.B95]" office:value-type="time" office:time-value="PT00H00M00S"/>
          <table:table-cell table:number-columns-repeated="1024"/>
        </table:table-row>
        <table:table-row table:style-name="ro97">
          <table:table-cell table:number-columns-repeated="4"/>
          <table:table-cell table:style-name="ce7" table:formula="of:=[.C96]-[.B96]" office:value-type="time" office:time-value="PT00H00M00S"/>
          <table:table-cell table:number-columns-repeated="1024"/>
        </table:table-row>
        <table:table-row table:style-name="ro98">
          <table:table-cell table:number-columns-repeated="4"/>
          <table:table-cell table:style-name="ce7" table:formula="of:=[.C97]-[.B97]" office:value-type="time" office:time-value="PT00H00M00S"/>
          <table:table-cell table:number-columns-repeated="1024"/>
        </table:table-row>
        <table:table-row table:style-name="ro99">
          <table:table-cell table:number-columns-repeated="1024"/>
        </table:table-row>
        <table:table-row table:style-name="ro100">
          <table:table-cell table:number-columns-repeated="1024"/>
        </table:table-row>
        <table:table-row table:style-name="ro101">
          <table:table-cell table:number-columns-repeated="4"/>
          <table:table-cell table:style-name="ce7"/>
          <table:table-cell table:number-columns-repeated="1024"/>
        </table:table-row>
        <table:table-row table:style-name="ro102">
          <table:table-cell table:number-columns-repeated="4"/>
          <table:table-cell table:style-name="ce7"/>
          <table:table-cell table:number-columns-repeated="1024"/>
        </table:table-row>
        <table:table-row table:style-name="ro1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number-style style:name="NF10004">
      <number:number number:decimal-places="2" number:min-integer-digits="1"/>
    </number:number-style>
    <number:time-style style:name="NF10005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16.04cm" fo:min-height="16.04cm"/>
      </style:header-style>
      <style:footer-style>
        <style:header-footer-properties svg:height="16.04cm" fo:min-height="16.04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